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rsid="000acebb" officeooo:paragraph-rsid="000aceb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rsid="001f359b" officeooo:paragraph-rsid="001f359b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1f359b" officeooo:paragraph-rsid="001f359b" style:letter-kerning="true" style:font-name-asian="Arial Unicode MS1" style:font-size-asian="12pt" style:language-asian="hi" style:country-asian="IN" style:font-name-complex="Liberation Serif1" style:font-size-complex="12pt"/>
    </style:style>
    <style:style style:name="P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35fe2e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0acebb"/>
    </style:style>
    <style:style style:name="T3" style:family="text">
      <style:text-properties style:font-name="Liberation Serif" fo:language="hu" fo:country="HU" officeooo:rsid="000be5c8"/>
    </style:style>
    <style:style style:name="T4" style:family="text">
      <style:text-properties style:font-name="Liberation Serif" fo:language="hu" fo:country="HU" officeooo:rsid="000d4208"/>
    </style:style>
    <style:style style:name="T5" style:family="text">
      <style:text-properties style:font-name="Liberation Serif" fo:language="hu" fo:country="HU" officeooo:rsid="000f41cd"/>
    </style:style>
    <style:style style:name="T6" style:family="text">
      <style:text-properties style:font-name="Liberation Serif" fo:language="hu" fo:country="HU" officeooo:rsid="001086e8"/>
    </style:style>
    <style:style style:name="T7" style:family="text">
      <style:text-properties style:font-name="Liberation Serif" fo:language="hu" fo:country="HU" officeooo:rsid="00109f65"/>
    </style:style>
    <style:style style:name="T8" style:family="text">
      <style:text-properties style:font-name="Liberation Serif" fo:language="hu" fo:country="HU" officeooo:rsid="00118f15"/>
    </style:style>
    <style:style style:name="T9" style:family="text">
      <style:text-properties style:font-name="Liberation Serif" fo:language="hu" fo:country="HU" officeooo:rsid="0018d14d"/>
    </style:style>
    <style:style style:name="T10" style:family="text">
      <style:text-properties style:font-name="Liberation Serif" fo:language="hu" fo:country="HU" officeooo:rsid="001a7c96"/>
    </style:style>
    <style:style style:name="T11" style:family="text">
      <style:text-properties style:font-name="Liberation Serif" fo:language="hu" fo:country="HU" officeooo:rsid="00247858"/>
    </style:style>
    <style:style style:name="T12" style:family="text">
      <style:text-properties style:font-name="Liberation Serif" fo:language="hu" fo:country="HU" officeooo:rsid="0025bb87"/>
    </style:style>
    <style:style style:name="T13" style:family="text">
      <style:text-properties style:font-name="Liberation Serif" fo:language="hu" fo:country="HU" officeooo:rsid="0012bd11"/>
    </style:style>
    <style:style style:name="T14" style:family="text">
      <style:text-properties style:font-name="Liberation Serif" fo:language="hu" fo:country="HU" officeooo:rsid="00272a46"/>
    </style:style>
    <style:style style:name="T15" style:family="text">
      <style:text-properties style:font-name="Liberation Serif" fo:language="hu" fo:country="HU" officeooo:rsid="0029ab59"/>
    </style:style>
    <style:style style:name="T16" style:family="text">
      <style:text-properties style:font-name="Liberation Serif" fo:language="hu" fo:country="HU" fo:font-style="italic" officeooo:rsid="000acebb" style:font-style-asian="italic" style:font-style-complex="italic"/>
    </style:style>
    <style:style style:name="T17" style:family="text">
      <style:text-properties style:font-name="Liberation Serif" fo:language="hu" fo:country="HU" fo:font-style="italic" officeooo:rsid="003d4991" style:font-style-asian="italic" style:font-style-complex="italic"/>
    </style:style>
    <style:style style:name="T18" style:family="text">
      <style:text-properties style:font-name="Liberation Serif" fo:language="hu" fo:country="HU" officeooo:rsid="002b2245"/>
    </style:style>
    <style:style style:name="T19" style:family="text">
      <style:text-properties style:font-name="Liberation Serif" fo:language="hu" fo:country="HU" officeooo:rsid="002b981a"/>
    </style:style>
    <style:style style:name="T20" style:family="text">
      <style:text-properties style:font-name="Liberation Serif" fo:language="hu" fo:country="HU" officeooo:rsid="002c521e"/>
    </style:style>
    <style:style style:name="T21" style:family="text">
      <style:text-properties style:font-name="Liberation Serif" fo:language="hu" fo:country="HU" officeooo:rsid="002e32be"/>
    </style:style>
    <style:style style:name="T22" style:family="text">
      <style:text-properties style:font-name="Liberation Serif" fo:language="hu" fo:country="HU" officeooo:rsid="002f1821"/>
    </style:style>
    <style:style style:name="T23" style:family="text">
      <style:text-properties style:font-name="Liberation Serif" fo:language="hu" fo:country="HU" officeooo:rsid="00312a5a"/>
    </style:style>
    <style:style style:name="T24" style:family="text">
      <style:text-properties style:font-name="Liberation Serif" fo:language="hu" fo:country="HU" officeooo:rsid="00312fbe"/>
    </style:style>
    <style:style style:name="T25" style:family="text">
      <style:text-properties style:font-name="Liberation Serif" fo:language="hu" fo:country="HU" style:text-underline-style="solid" style:text-underline-width="auto" style:text-underline-color="font-color" officeooo:rsid="00109f65"/>
    </style:style>
    <style:style style:name="T26" style:family="text">
      <style:text-properties style:font-name="Liberation Serif" fo:language="hu" fo:country="HU" officeooo:rsid="0035fe2e"/>
    </style:style>
    <style:style style:name="T27" style:family="text">
      <style:text-properties style:font-name="Liberation Serif" fo:language="hu" fo:country="HU" officeooo:rsid="003f32be"/>
    </style:style>
    <style:style style:name="T28" style:family="text">
      <style:text-properties style:font-name="Liberation Serif" fo:language="hu" fo:country="HU" officeooo:rsid="0040372d"/>
    </style:style>
    <style:style style:name="T29" style:family="text">
      <style:text-properties style:font-name="Liberation Serif" fo:language="hu" fo:country="HU" officeooo:rsid="0040465b"/>
    </style:style>
    <style:style style:name="T30" style:family="text">
      <style:text-properties style:font-name="Liberation Serif" fo:language="hu" fo:country="HU" officeooo:rsid="00423f3a"/>
    </style:style>
    <style:style style:name="T31" style:family="text">
      <style:text-properties style:font-name="Liberation Serif" fo:language="hu" fo:country="HU" officeooo:rsid="0043cc02"/>
    </style:style>
    <style:style style:name="T32" style:family="text">
      <style:text-properties style:font-name="Liberation Serif" fo:language="hu" fo:country="HU" officeooo:rsid="0043f534"/>
    </style:style>
    <style:style style:name="T33" style:family="text">
      <style:text-properties style:font-name="Liberation Serif" fo:language="hu" fo:country="HU" officeooo:rsid="0044d2ea"/>
    </style:style>
    <style:style style:name="T34" style:family="text">
      <style:text-properties style:font-name="Liberation Serif" fo:language="hu" fo:country="HU" officeooo:rsid="00478190"/>
    </style:style>
    <style:style style:name="T35" style:family="text">
      <style:text-properties style:font-name="Liberation Serif" officeooo:rsid="000acebb"/>
    </style:style>
    <style:style style:name="T36" style:family="text">
      <style:text-properties style:use-window-font-color="true" loext:opacity="0%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0d42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0f41cd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1086e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109f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118f15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12bd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15b13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16a60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1db5f0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1e8b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1f4630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1faba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2136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227060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24e4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25b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28d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29ab59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2aa0f1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2b2245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2b981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2c5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2f1821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312a5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312fb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3401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37fc34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39ea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43cc02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478190" style:letter-kerning="true" style:font-name-asian="Arial Unicode MS1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fo:font-weight="bold" officeooo:rsid="0012bd11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70" style:family="text">
      <style:text-properties style:use-window-font-color="true" loext:opacity="0%" style:font-name="Liberation Serif" fo:font-size="12pt" fo:language="hu" fo:country="HU" fo:font-weight="bold" officeooo:rsid="0016a60c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71" style:family="text">
      <style:text-properties style:use-window-font-color="true" loext:opacity="0%" style:font-name="Liberation Serif" fo:font-size="12pt" fo:language="hu" fo:country="HU" fo:font-weight="bold" officeooo:rsid="00312fbe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72" style:family="text">
      <style:text-properties style:use-window-font-color="true" loext:opacity="0%" style:font-name="Liberation Serif" fo:font-size="12pt" fo:language="hu" fo:country="HU" fo:font-style="italic" officeooo:rsid="0021367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3" style:family="text">
      <style:text-properties style:use-window-font-color="true" loext:opacity="0%" style:font-name="Liberation Serif" fo:font-size="12pt" fo:language="hu" fo:country="HU" fo:font-style="italic" officeooo:rsid="0015b13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4" style:family="text">
      <style:text-properties style:use-window-font-color="true" loext:opacity="0%" style:font-name="Liberation Serif" fo:font-size="12pt" fo:language="hu" fo:country="HU" fo:font-style="italic" officeooo:rsid="0046739b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5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118f15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fo:font-weight="normal" officeooo:rsid="002aa0f1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77" style:family="text">
      <style:text-properties officeooo:rsid="00084ed8"/>
    </style:style>
    <style:style style:name="T78" style:family="text">
      <style:text-properties officeooo:rsid="000f41cd"/>
    </style:style>
    <style:style style:name="T79" style:family="text">
      <style:text-properties officeooo:rsid="00109f65"/>
    </style:style>
    <style:style style:name="T80" style:family="text">
      <style:text-properties officeooo:rsid="00118f15"/>
    </style:style>
    <style:style style:name="T81" style:family="text">
      <style:text-properties officeooo:rsid="001d8662"/>
    </style:style>
    <style:style style:name="T82" style:family="text">
      <style:text-properties officeooo:rsid="00243e1f"/>
    </style:style>
    <style:style style:name="T83" style:family="text">
      <style:text-properties officeooo:rsid="0029ab59"/>
    </style:style>
    <style:style style:name="T84" style:family="text">
      <style:text-properties officeooo:rsid="002b981a"/>
    </style:style>
    <style:style style:name="T85" style:family="text">
      <style:text-properties officeooo:rsid="00424af6"/>
    </style:style>
    <style:style style:name="T86" style:family="text">
      <style:text-properties officeooo:rsid="0044d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"Nincsenek titkaim" <text:span text:style-name="T35">–</text:span> Privacy az interneten</text:p>
      <text:p text:style-name="P1"><text:span text:style-name="T77">4</text:span>. rész: <text:span text:style-name="T78">Profilépítés, metaadatok, kényelem</text:span></text:p>
      <text:p text:style-name="Text_20_body"><text:span text:style-name="T2">Az előző </text:span><text:span text:style-name="T68">fejezetben</text:span><text:span text:style-name="T2"> a közösségi oldalak különböző trükkjeiről </text:span><text:span text:style-name="T37">ejtettünk szót</text:span><text:span text:style-name="T2">, </text:span><text:span text:style-name="T37">amelyekkel</text:span><text:span text:style-name="T2"> tartalomgyártásra, megosztásokra vesznek rá bennünket, például a nárcizmusunk megpiszkálásával, </text:span><text:span text:style-name="T20">vagy </text:span><text:span text:style-name="T2">ismerőseink idillinek hazudott életpillanatainak </text:span><text:span text:style-name="T37">f</text:span><text:span text:style-name="T60">elvillantásával</text:span><text:span text:style-name="T2">.</text:span></text:p>
      <text:p text:style-name="P2"/>
      <text:h text:style-name="Heading_20_3" text:outline-level="3">Profilépítés</text:h>
      <text:p text:style-name="Text_20_body"><text:span text:style-name="T2">A fent említett adatok gyűjtése nem ész nélkül, hanem személyekhez rendelve </text:span><text:span text:style-name="T37">tö</text:span><text:span text:style-name="T39">rténik</text:span><text:span text:style-name="T2">. Képzeljünk el egy </text:span><text:span text:style-name="T5">fiktív</text:span><text:span text:style-name="T2"> filmsorozat szereplő</text:span><text:span text:style-name="T21">jét</text:span><text:span text:style-name="T2">, </text:span><text:span text:style-name="T5">akit mi alkotunk meg, </text:span><text:span text:style-name="T2">akinek személyiséget, háttértörténetet adunk, fényképeket, </text:span><text:span text:style-name="T5">videókat</text:span><text:span text:style-name="T2"> készítünk róla, majd elindítjuk a történetét, amely minden epizód </text:span><text:span text:style-name="T37">e</text:span><text:span text:style-name="T39">seményeivel</text:span><text:span text:style-name="T2"> árnyalja, mélyíti a karakter jellemét, lelki és fizikai tulajdonságainak megismerését. A harmadik évadra már ismerjük apró gesztusait, rezdüléseit, ismerettségi körét, szokásait.</text:span></text:p>
      <text:p text:style-name="Text_20_body">Hát nagyjából így – fokozatosan – épít rólunk hasonló karakterprofilt a Facebook, <text:span text:style-name="T84">a Google</text:span> és a többi közösségi oldal. Az adatot ehhez pedig mi szolgáltatjuk – <text:span text:style-name="T82">folyamatosan frissen tartva azt újabb megosztásainkkal, tartalomgyártásunkkal</text:span>.</text:p>
      <text:p text:style-name="Text_20_body"><text:span text:style-name="T2">Megdöbbentő, de kutatások szerint a Facebook – </text:span><text:span text:style-name="T3">amennyiben már legalább pár hónapja rendszeresen használjuk –</text:span><text:span text:style-name="T2"> jobban é</text:span><text:span text:style-name="T19">s</text:span><text:span text:style-name="T2"> mélyebben ismer </text:span><text:span text:style-name="T9">bennünket</text:span><text:span text:style-name="T2">, mint bármelyik rokonunk – beleértve a szüleinket is. Ismeri fizikai, lelki, mentális egészségi állapotunkat, politikai, világnézeti beállítottságunkat, szerelmi életünket, szexuális irányultságunkat, családi státuszunkat, </text:span><text:span text:style-name="T4">baráti körü</text:span><text:span text:style-name="T11">nk</text:span><text:span text:style-name="T4">et, </text:span><text:span text:style-name="T26">lelki egyensúlyunk mértékét, </text:span><text:span text:style-name="T2">félelmeinket, hobbijainkat.</text:span></text:p>
      <text:p text:style-name="Text_20_body"><text:span text:style-name="T37">A </text:span><text:span text:style-name="T53">profil összeállítását egyrészt</text:span><text:span text:style-name="T2"> a </text:span><text:span text:style-name="T19">közösségi</text:span><text:span text:style-name="T2"> </text:span><text:span text:style-name="T37">p</text:span><text:span text:style-name="T61">ortálokon</text:span><text:span text:style-name="T2"> végzett tevékenységünk segíti, mint oldalak kedvelése, kommentelés </text:span><text:span text:style-name="T19">(és</text:span><text:span text:style-name="T2"> annak gyakorisága</text:span><text:span text:style-name="T19">)</text:span><text:span text:style-name="T2">, </text:span><text:span text:style-name="T37">k</text:span><text:span text:style-name="T38">ommentek</text:span><text:span text:style-name="T2"> tartalma, </text:span><text:span text:style-name="T10">sőt hogy hány másodpercig időzünk egy cikk felett míg – akár megnyitás nélkül – továbbgörgetünk a hírfolyamban</text:span><text:span text:style-name="T2">. </text:span><text:span text:style-name="T6">Másrészt </text:span><text:span text:style-name="T10">gazdag profil információkat adnak </text:span><text:span text:style-name="T6">megosztásaink (</text:span><text:span text:style-name="T40">szöveg, fényképek, videók), ismerősök, helyszínek megjelölése, illetve csevegéseink tartalma, valamint... a nemrég kipattant sokadik botrányból kiderült, hogy </text:span><text:span text:style-name="T61">esetenként</text:span><text:span text:style-name="T40"> hang- és videóhívásaink tartalma is: a gép</text:span><text:span text:style-name="T59">i algoritmusok</text:span><text:span text:style-name="T40"> által g</text:span><text:span text:style-name="T59">enerált</text:span><text:span text:style-name="T40"> hang</text:span><text:span text:style-name="T61">ról</text:span><text:span text:style-name="T40">-szöveg</text:span><text:span text:style-name="T61">re készült</text:span><text:span text:style-name="T40"> leiratok </text:span><text:span text:style-name="T59">egy részét</text:span><text:span text:style-name="T40"> emberi operátorok dolgozták fel, így pontosítva és javítva a gépi elemzést.. </text:span><text:span text:style-name="T65">A kifogás, mint oly sokszor, itt is „felhasználói élmény” javításá</text:span><text:span text:style-name="T66">t hozza fel, mint megkérdőjelezhetetlen végső, nemes cél</text:span><text:span text:style-name="T65">.</text:span></text:p>
      <text:p text:style-name="Text_20_body"><text:span text:style-name="T5">Rendkívül kényelmes, de annál károsabb a </text:span><text:span text:style-name="T2">"</text:span><text:span text:style-name="T16">Bejelentkezés Faceboo</text:span><text:span text:style-name="T17">kkal”</text:span><text:span text:style-name="T2">, "</text:span><text:span text:style-name="T16">bejelentkezés Google azonosítóval</text:span><text:span text:style-name="T2">" </text:span><text:span text:style-name="T5">funckiók használata internetes híroldalakon, </text:span><text:span text:style-name="T22">online áruházakban, </text:span><text:span text:style-name="T5">ételrendelő </text:span><text:span text:style-name="T22">és</text:span><text:span text:style-name="T5"> egyéb szolgáltatásokat kínáló oldalakon. Ilyenkor még ezeket a </text:span><text:span text:style-name="T2">különböző tevékenység</text:span><text:span text:style-name="T5">einket is bekötjük </text:span><text:span text:style-name="T6">az említett közösségi cégek </text:span><text:span text:style-name="T22">adatgyűjtő tevékenysége </text:span><text:span text:style-name="T6">alá, </text:span><text:span text:style-name="T22">így</text:span><text:span text:style-name="T6"> </text:span><text:span text:style-name="T5">még </text:span><text:span text:style-name="T2">komplexebb profil készül</text:span><text:span text:style-name="T5">het rólunk – </text:span><text:span text:style-name="T18">akár már </text:span><text:span text:style-name="T5">táplálkozási, hírfogyasztási, </text:span><text:span text:style-name="T22">vásárlási, </text:span><text:span text:style-name="T6">hobbi</text:span><text:span text:style-name="T5"> é</text:span><text:span text:style-name="T18">s egyéb </text:span><text:span text:style-name="T5">szokásaink</text:span><text:span text:style-name="T39">k</text:span><text:span text:style-name="T58">al kiegészülve</text:span><text:span text:style-name="T5">. Ú</text:span><text:span text:style-name="T27">gyanígy a Facebook „Piactér” használata is bőséges táptalaj egy kis „adatszüretre”.</text:span></text:p>
      <text:h text:style-name="Heading_20_3" text:outline-level="3"><text:soft-page-break/>Kereskedelem</text:h>
      <text:p text:style-name="Text_20_body"><text:span text:style-name="T7">A jól felépített profilokat lehet – a korábbi cikkben már említett – célzott reklámokat vásárló cégek számára értékesíteni, vagy mint friss adatbázist egyszerűen eladni – ez utóbbi nem mindig legális, de </text:span><text:span text:style-name="T41">t</text:span><text:span text:style-name="T62">alán</text:span><text:span text:style-name="T7"> emlékszünk 2016-ra: a Facebook a </text:span><text:span text:style-name="T2">Cambridge Analytica </text:span><text:span text:style-name="T7">elemzőcég számára ad</text:span><text:span text:style-name="T23">ta</text:span><text:span text:style-name="T7"> el nagy mennyiségű, Egyesült Államokban élő felhasználó adatait, akik aztán azt az elnökválasztási kampányban felhasználták és a profiljuk alapján összeesküvésre hajlamos, könnyen befolyásolhatónak ítélt embereket célzott álhírekkel árasztották el hirdetés formájában, így jelentősen befolyásolva a választás kimenetelét. A Facebook rekord összegű büntetést fizetett, de a csontvázak szinte havonta potyognak azóta is, újabb és újabb botrányok rázzák meg </text:span><text:span text:style-name="T23">a céget</text:span><text:span text:style-name="T7">.</text:span></text:p>
      <text:p text:style-name="Text_20_body"><text:span text:style-name="T7">A </text:span><text:span text:style-name="T41">megvásárolt profil-</text:span><text:span text:style-name="T7">adatbázisok egyik kellemetlen tulajdonsága, hogy néha elég jó össze is kapcsolhatóak. Például egy telekom cég adatbázisa híváslistákkal és a Facebook profil adatbázisa, amennyiben van közös „</text:span><text:span text:style-name="T41">k</text:span><text:span text:style-name="T63">apocs</text:span><text:span text:style-name="T7">”, mint például a telefonszám, amit sokan olyan természetesen írnak be a Facebook adatlapjukra, mintha egy hivatalos okiratot töltenének ki. </text:span><text:span text:style-name="T28">Még súlyosabb, mikor a Facebook mobilalkalmazás számára hozzáférést adunk a telefonkönyvünk összes kontaktjához. </text:span><text:span text:style-name="T29">Ilyenkor jó, ha tudjuk, hogy a Facebook ismerősök nevei és a telefonkönyvben tárolt nevek ö</text:span><text:span text:style-name="T30">sszepárosításával</text:span><text:span text:style-name="T29"> azok telefonszámát is megszerezhetik, aki</text:span><text:span text:style-name="T30">k</text:span><text:span text:style-name="T29"> amúgy szándékosan nem adtá</text:span><text:span text:style-name="T30">k</text:span><text:span text:style-name="T29"> azt meg profilj</text:span><text:span text:style-name="T30">uk</text:span><text:span text:style-name="T29">ban a közösségi oldalon..</text:span></text:p>
      <text:p text:style-name="Text_20_body"><text:span text:style-name="T7">D</text:span><text:span text:style-name="T1">e nem csak a közösségi oldalakat „etetjük” adatokkal, amelyek utána kereskedelmi forgalomba kerülnek – gondoljunk a DNS vizsgálatot végző családfakutató oldalak adatbázisaira, ahova önként adja be minden kíváncsi egyén a DNS mintáját, </text:span><text:span text:style-name="T24">amit aztán magáncégek, vagy kormányzati szervek boldogan átvesznek.</text:span></text:p>
      <text:p text:style-name="Text_20_body">Az összekapcsolt adatbázisok egyik kellemetlen példája mikor diktatórikusabb államok civil aktivistákat tudnak vegzálni a róluk begyűjtött rendkívül részletes adatokkal, egészségi problémáik kihasználásával, célzott adóellenőrzések végzésével, <text:span text:style-name="T85">rokonok, családtagok szürke ügyeinek felhasználásával</text:span>.</text:p>
      <text:h text:style-name="Heading_20_3" text:outline-level="3"><text:span text:style-name="T7">G</text:span><text:span text:style-name="T1">ondolati szabadság</text:span></text:h>
      <text:p text:style-name="Text_20_body"><text:span text:style-name="T13">Említettük az előző részben </text:span><text:span text:style-name="T14">a </text:span><text:span text:style-name="T13">c</text:span><text:span text:style-name="T12">e</text:span><text:span text:style-name="T13">nzúrá</text:span><text:span text:style-name="T12">t és hogy a közösségi szolgáltatók </text:span><text:span text:style-name="T43">e</text:span><text:span text:style-name="T54">gyéni döntés</text:span><text:span text:style-name="T67">e, hogy milyen keretben használják. K</text:span><text:span text:style-name="T54">vázi önkéntes rendőrként tevékenyked</text:span><text:span text:style-name="T63">nek</text:span><text:span text:style-name="T54"> egy </text:span><text:span text:style-name="T55">amúgy </text:span><text:span text:style-name="T54">közös kommunikációs térben </text:span><text:span text:style-name="T67">és e</text:span><text:span text:style-name="T54">nnek sokszor súlyos </text:span><text:span text:style-name="T67">szociális</text:span><text:span text:style-name="T54"> következményei vannak: az ö</text:span><text:span text:style-name="T7">ncenzúra kialakulása, </text:span><text:span text:style-name="T12">mikor a szerző – feladva saját gondolati szabadságát</text:span><text:span text:style-name="T7"> – </text:span><text:span text:style-name="T12">elküldés előtt átfogalmazza mondandóját, hogy az ne essen áldozatul a legtöbbször automatikus cenzúrának, </text:span><text:span text:style-name="T32">ami nem érti a kontextust és iróniát</text:span><text:span text:style-name="T12"> – így </text:span><text:span text:style-name="T31">pont</text:span><text:span text:style-name="T12"> </text:span><text:span text:style-name="T7">szabad gondolkodás</text:span><text:span text:style-name="T24">á</text:span><text:span text:style-name="T15">t szorít</text:span><text:span text:style-name="T32">ja</text:span><text:span text:style-name="T15"> korlátok közé</text:span><text:span text:style-name="T12">. A r</text:span><text:span text:style-name="T7">ebellis gondolatok születésük pillanatában karanténba záródnak, elhalnak, ez </text:span><text:span text:style-name="T12">pedig </text:span><text:span text:style-name="T7">megöli</text:span><text:span text:style-name="T12"> </text:span><text:span text:style-name="T7">a progressziót, </text:span><text:span text:style-name="T12">hisz ami új és forradalmi az a múltban is sokszor a legalitás határán kívül esett.</text:span></text:p>
      <text:h text:style-name="Heading_20_3" text:outline-level="3">Metaadatok</text:h>
      <text:p text:style-name="Text_20_body"><text:span text:style-name="T7">Sokszor előkerül a fogalom, de mik is ezek? A titkosított kommunikáció (erről lesz még szó) örvendetes előtörésével nem oldódott meg minden problémánk. Például nyomozó hatóságoknak sokszor nincs is szükségük a kommunikáció (pl. beszélgetés vagy csevegés) valós tartalmára, mert az ún. metaadatok kellő információt, </text:span><text:span text:style-name="T25">kontextust</text:span><text:span text:style-name="T7"> nyújtanak. Lássunk </text:span><text:span text:style-name="T41">p</text:span><text:span text:style-name="T63">ár</text:span><text:span text:style-name="T7"> példát:</text:span></text:p>
      <text:p text:style-name="Text_20_body"><text:soft-page-break/><text:span text:style-name="T86">Hagyományos t</text:span>elefonhívás metaadat: <text:span text:style-name="T79">ki a </text:span>hívó fél, <text:span text:style-name="T80">ki a </text:span>hívott fél, <text:span text:style-name="T79">mi a hívás </text:span>időpont<text:span text:style-name="T79">ja</text:span>, <text:span text:style-name="T79">mekkora a </text:span>beszélgetés időtartama, hívások gyakorisága <text:span text:style-name="T79">(napi/heti/havi). Ezeket az adatokat a telekommunikációs szolgáltató törvényben rögzített kötelessége minden előfizetőről 5 évig tárolni.</text:span></text:p>
      <text:p text:style-name="Text_20_body"><text:span text:style-name="T41">Csevegés</text:span><text:span text:style-name="T1"> metaadat: ki, mikor, kinek/kiknek, milyen gyakorisággal </text:span><text:span text:style-name="T24">küldött üzenetet</text:span><text:span text:style-name="T1">, mekkora adatmennyiséget </text:span><text:span text:style-name="T63">forgalmazott</text:span><text:span text:style-name="T1">. Kapcsolati hálóból személyek közelségére következtetés. </text:span><text:span text:style-name="T8">Például a Whats</text:span><text:span text:style-name="T33">A</text:span><text:span text:style-name="T8">pp (Facebook tulajdona) már pár éve titkosítást használ, mégis gyűjt rólunk adatot – metaadatok formájában, ami </text:span><text:span text:style-name="T15">megint csak </text:span><text:span text:style-name="T56">személyes adatainkkal való </text:span><text:span text:style-name="T63">durva </text:span><text:span text:style-name="T56">visszaélés</text:span><text:span text:style-name="T8">.</text:span></text:p>
      <text:p text:style-name="Text_20_body">Inte<text:span text:style-name="T83">rn</text:span>et szolgáltató metaadatai: <text:span text:style-name="T80">az előfizető </text:span>mikor milyen oldalt látogatott meg, milyen szerverhez / eszközhöz kapcsolódott, mennyi adatot forgalmazott, mennyi ideig.</text:p>
      <text:p text:style-name="Text_20_body"><text:span text:style-name="T1">Amerikában </text:span><text:span text:style-name="T42">e</text:span><text:span text:style-name="T63">gyes </text:span><text:span text:style-name="T24">metaadat-adatbázisok kereskedelmét 2017-ben</text:span><text:span text:style-name="T1"> monetizálták </text:span><text:span text:style-name="T8">(!)</text:span><text:span text:style-name="T1">, megvehetőek </text:span><text:span text:style-name="T8">bizonyos szolgáltatók (pl. netszolgáltatók)</text:span><text:span text:style-name="T1"> </text:span><text:span text:style-name="T63">így begyűjtött adatai</text:span><text:span text:style-name="T8">..</text:span></text:p>
      <text:h text:style-name="Heading_20_3" text:outline-level="3">Kényelem é<text:span text:style-name="T81">s a Nagy Kérdés</text:span></text:h>
      <text:p text:style-name="Text_20_body"><text:span text:style-name="T8">Furcsa lezárása lesz a cikksorozat elméleti részének, de </text:span><text:span text:style-name="T42">ezen áll vagy bukik, hogy az olvasóban cselekvést is kivált -e amit megértett (remélhetőleg), vagy az első részben taglalt kognitív disszonancia redukció </text:span><text:span text:style-name="T43">valamelyik technikájával meggyőz</text:span><text:span text:style-name="T44">i</text:span><text:span text:style-name="T43"> magá</text:span><text:span text:style-name="T44">t</text:span><text:span text:style-name="T43">, miért nem is olyan fontos ez. Ezért volt a hosszú felvezetés, a technikai háttéren kívül a társadalmi, közösségi – egyéni érdekeken átnyúló – személet bemutatása is. Mert, ha hiszünk benne, hogy ez fontos, akkor... </text:span><text:span text:style-name="T69">talán képesek leszünk lemondani a kényelmünk egy kis részéről, hogy a személyes adatainkhoz, magánéletünkhöz való jogunkat érvényesítsük</text:span><text:span text:style-name="T43">.</text:span></text:p>
      <text:p text:style-name="Text_20_body"><text:span text:style-name="T43">É</text:span><text:span text:style-name="T44">s a cikk szerzőjének tapasztalata szerint </text:span><text:span text:style-name="T63">EZ</text:span><text:span text:style-name="T44"> </text:span><text:span text:style-name="T63">(</text:span><text:span text:style-name="T57">a </text:span><text:span text:style-name="T76">kényelem</text:span><text:span text:style-name="T71">)</text:span><text:span text:style-name="T57"> –</text:span><text:span text:style-name="T44"> az, amihez egészen elképzelhetetlenül erősen ragaszkodunk. A k</text:span><text:span text:style-name="T42">ényelem minden má</text:span><text:span text:style-name="T44">s </text:span><text:span text:style-name="T47">szempontot</text:span><text:span text:style-name="T44"> túllicitál.</text:span><text:span text:style-name="T42"> </text:span><text:span text:style-name="T44">A</text:span><text:span text:style-name="T63">z őskortól a</text:span><text:span text:style-name="T44"> jelen</text:span><text:span text:style-name="T47">korig</text:span><text:span text:style-name="T44"> vezető út során </text:span><text:span text:style-name="T63">nagyjából </text:span><text:span text:style-name="T44">folyamatosan </text:span><text:span text:style-name="T42">e</text:span><text:span text:style-name="T44">melkedett az átlagember kényelmi szintje… és</text:span><text:span text:style-name="T42"> </text:span><text:span text:style-name="T47">nagyon úgy tűnik, </text:span><text:span text:style-name="T42">visszafelé senki nem hajlandó tenni egy t</text:span><text:span text:style-name="T44">appodtat</text:span><text:span text:style-name="T42"> sem. </text:span><text:span text:style-name="T44">Aki élt a </text:span><text:span text:style-name="T42">80-</text:span><text:span text:style-name="T44">as, </text:span><text:span text:style-name="T42">90-es években,</text:span><text:span text:style-name="T44"> visszatekintve,</text:span><text:span text:style-name="T42"> a mostanihoz képest sokkal „kényelmetlenebb” é</text:span><text:span text:style-name="T63">letet élt</text:span><text:span text:style-name="T42">, </text:span><text:span text:style-name="T44">de mivel még nem birtokoltuk a jelen l</text:span><text:span text:style-name="T47">uxusát</text:span><text:span text:style-name="T44">, ezért</text:span><text:span text:style-name="T42"> mégse</text:span><text:span text:style-name="T47">m volt</text:span><text:span text:style-name="T42"> zavaró.</text:span></text:p>
      <text:p text:style-name="Text_20_body"><text:span text:style-name="T42">A </text:span><text:span text:style-name="T45">homályos célozgatásokat félretéve olyanokra gondolhatunk, mint hogy </text:span><text:span text:style-name="T73">átváltanánk -e egy olyan csevegő</text:span><text:span text:style-name="T72">alkalmazásra a telefonunkon</text:span><text:span text:style-name="T73">, ami titkosítottan kommunikál, nem gyűjt metaadatokat sem rólunk, viszont... mondjuk </text:span><text:span text:style-name="T74">nincs benne „Online” állapotjelző.</text:span><text:span text:style-name="T45"> Vagy váltanánk -e olyan levelezőre, amiben nincs benne minden kényelmi funkció, nincs összekapcsolva az azonos szolgáltató felhőtárhelyével, cserébe nem elemzi minden email tartalmát é</text:span><text:span text:style-name="T47">s azért elég jól össze van rakva</text:span><text:span text:style-name="T45">? </text:span><text:span text:style-name="T42">B</text:span><text:span text:style-name="T45">anális kérdések, a válasz viszont döbbenetesen s</text:span><text:span text:style-name="T47">okszor</text:span><text:span text:style-name="T45"> „nem”.</text:span></text:p>
      <text:p text:style-name="Text_20_body"><text:span text:style-name="T42">A váltás </text:span><text:span text:style-name="T47">a megszokottról</text:span><text:span text:style-name="T42"> azért is </text:span><text:span text:style-name="T75">tűnik</text:span><text:span text:style-name="T42"> nehéznek mert </text:span><text:span text:style-name="T45">sokszor </text:span><text:span text:style-name="T42">i</text:span><text:span text:style-name="T46">smerőseinket</text:span><text:span text:style-name="T42"> is át kell állítanunk </text:span><text:span text:style-name="T45">az új platformra és e</text:span><text:span text:style-name="T42">z </text:span><text:span text:style-name="T45">néha átmenetileg</text:span><text:span text:style-name="T42"> körülményes </text:span><text:span text:style-name="T45">lehet, </text:span><text:span text:style-name="T47">energiát/</text:span><text:span text:style-name="T51">időt</text:span><text:span text:style-name="T47"> igényel, </text:span><text:span text:style-name="T45">vagy félünk, hogy</text:span><text:span text:style-name="T42"> paranoidnak, bénának tűn</text:span><text:span text:style-name="T47">hetünk, </text:span><text:span text:style-name="T49">nem tudjuk elmagyarázni, hogy miért </text:span><text:span text:style-name="T51">is kéne ez</text:span><text:span text:style-name="T49">.</text:span></text:p>
      <text:p text:style-name="Text_20_body"><text:span text:style-name="T45">V</text:span><text:span text:style-name="T46">iszont amennyiben a</text:span><text:span text:style-name="T50"> </text:span><text:span text:style-name="T46">válasz „</text:span><text:span text:style-name="T70">igen</text:span><text:span text:style-name="T46">”, akkor a következő rész</text:span><text:span text:style-name="T63">től kezdve </text:span><text:span text:style-name="T46">m</text:span><text:span text:style-name="T48">egismerkedünk</text:span><text:span text:style-name="T46"> a gyakorlati megoldásokkal, amelyek nagyságrendi minőségi ugrást okoznak majd </text:span><text:span text:style-name="T48">privacy t</text:span><text:span text:style-name="T57">e</text:span><text:span text:style-name="T48">r</text:span><text:span text:style-name="T50">é</text:span><text:span text:style-name="T48">n </text:span><text:span text:style-name="T46">és </text:span><text:span text:style-name="T50">az</text:span><text:span text:style-name="T46"> átlag</text:span><text:span text:style-name="T64">ember</text:span><text:span text:style-name="T46"> számára is könnyen elvégezhetőek.. néha némi kényelemről lemondást </text:span><text:span text:style-name="T52">vagy időt </text:span><text:span text:style-name="T46">kérve cserébe – amely legtöbbször csak átmeneti </text:span><text:span text:style-name="T52">kellemetlenség</text:span><text:span text:style-name="T46">.</text:span></text:p>
      <text:p text:style-name="P3"><text:span text:style-name="T42">Vá</text:span><text:span text:style-name="T36">gjunk hát bele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15T20:27:06.872927369</dc:date>
    <meta:editing-duration>P7DT13H21M1S</meta:editing-duration>
    <meta:editing-cycles>65</meta:editing-cycles>
    <meta:generator>LibreOffice/7.0.4.2$MacOSX_X86_64 LibreOffice_project/dcf040e67528d9187c66b2379df5ea4407429775</meta:generator>
    <meta:document-statistic meta:table-count="0" meta:image-count="0" meta:object-count="0" meta:page-count="3" meta:paragraph-count="29" meta:word-count="1171" meta:character-count="9351" meta:non-whitespace-character-count="8187"/>
  </office:meta>
</office:document-meta>
</file>